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aramond" svg:font-family="Garamond"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paragraph-properties fo:text-align="justify" style:justify-single-word="false"/>
      <style:text-properties style:font-name="Garamond" fo:font-size="14pt" officeooo:rsid="001119a7" officeooo:paragraph-rsid="001119a7" style:font-size-asian="12.25pt" style:font-size-complex="14pt"/>
    </style:style>
    <style:style style:name="P3" style:family="paragraph" style:parent-style-name="Standard">
      <style:paragraph-properties fo:text-align="justify" style:justify-single-word="false"/>
      <style:text-properties style:font-name="Garamond" fo:font-size="12pt" officeooo:rsid="001119a7" officeooo:paragraph-rsid="0012040d" style:font-size-asian="12pt" style:font-size-complex="12pt"/>
    </style:style>
    <style:style style:name="P4" style:family="paragraph" style:parent-style-name="Standard">
      <style:paragraph-properties fo:text-align="justify" style:justify-single-word="false"/>
      <style:text-properties style:font-name="Garamond" fo:font-size="12pt" officeooo:rsid="001119a7" officeooo:paragraph-rsid="001119a7" style:font-size-asian="12pt" style:font-size-complex="12pt"/>
    </style:style>
    <style:style style:name="P5" style:family="paragraph" style:parent-style-name="Standard" style:list-style-name="L1">
      <style:paragraph-properties fo:text-align="justify" style:justify-single-word="false"/>
      <style:text-properties style:font-name="Garamond" fo:font-size="12pt" officeooo:rsid="001119a7" officeooo:paragraph-rsid="0012040d" style:font-size-asian="12pt" style:font-size-complex="12pt"/>
    </style:style>
    <style:style style:name="P6" style:family="paragraph" style:parent-style-name="Standard">
      <style:paragraph-properties fo:text-align="justify" style:justify-single-word="false"/>
      <style:text-properties style:font-name="Garamond" fo:font-size="12pt" officeooo:rsid="001119a7" officeooo:paragraph-rsid="00149c98" style:font-size-asian="12pt" style:font-size-complex="12pt"/>
    </style:style>
    <style:style style:name="P7" style:family="paragraph" style:parent-style-name="Standard">
      <style:paragraph-properties fo:margin-left="1.251cm" fo:margin-right="0cm" fo:text-align="justify" style:justify-single-word="false" fo:text-indent="0cm" style:auto-text-indent="false"/>
      <style:text-properties style:font-name="Garamond" fo:font-size="12pt" officeooo:rsid="001119a7" officeooo:paragraph-rsid="00149c98" style:font-size-asian="12pt" style:font-size-complex="12pt"/>
    </style:style>
    <style:style style:name="P8" style:family="paragraph" style:parent-style-name="Standard" style:list-style-name="L2">
      <style:paragraph-properties fo:text-align="justify" style:justify-single-word="false"/>
      <style:text-properties style:font-name="Garamond" fo:font-size="12pt" officeooo:rsid="001119a7" officeooo:paragraph-rsid="00149c98" style:font-size-asian="12pt" style:font-size-complex="12pt"/>
    </style:style>
    <style:style style:name="P9" style:family="paragraph" style:parent-style-name="Standard">
      <style:paragraph-properties fo:text-align="justify" style:justify-single-word="false"/>
      <style:text-properties style:font-name="Garamond" fo:font-size="12pt" officeooo:rsid="001119a7" officeooo:paragraph-rsid="00151f32" style:font-size-asian="12pt" style:font-size-complex="12pt"/>
    </style:style>
    <style:style style:name="P10" style:family="paragraph" style:parent-style-name="Standard">
      <style:paragraph-properties fo:margin-left="1.251cm" fo:margin-right="0cm" fo:text-align="justify" style:justify-single-word="false" fo:text-indent="0cm" style:auto-text-indent="false"/>
      <style:text-properties style:font-name="Garamond" fo:font-size="12pt" officeooo:rsid="001119a7" officeooo:paragraph-rsid="00151f32" style:font-size-asian="12pt" style:font-size-complex="12pt"/>
    </style:style>
    <style:style style:name="P11" style:family="paragraph" style:parent-style-name="Standard">
      <style:paragraph-properties fo:text-align="justify" style:justify-single-word="false"/>
      <style:text-properties style:font-name="Garamond" fo:font-size="12pt" officeooo:rsid="001119a7" officeooo:paragraph-rsid="001679b1" style:font-size-asian="12pt" style:font-size-complex="12pt"/>
    </style:style>
    <style:style style:name="P12" style:family="paragraph" style:parent-style-name="Standard">
      <style:paragraph-properties fo:margin-left="0cm" fo:margin-right="0cm" fo:text-align="justify" style:justify-single-word="false" fo:text-indent="0cm" style:auto-text-indent="false"/>
      <style:text-properties style:font-name="Garamond" fo:font-size="12pt" officeooo:rsid="001119a7" officeooo:paragraph-rsid="001679b1" style:font-size-asian="12pt" style:font-size-complex="12pt"/>
    </style:style>
    <style:style style:name="P13" style:family="paragraph" style:parent-style-name="Standard">
      <style:paragraph-properties fo:text-align="justify" style:justify-single-word="false"/>
      <style:text-properties style:font-name="Garamond" fo:font-size="12pt" officeooo:rsid="001119a7" officeooo:paragraph-rsid="0017e713" style:font-size-asian="12pt" style:font-size-complex="12pt"/>
    </style:style>
    <style:style style:name="P14" style:family="paragraph" style:parent-style-name="Standard" style:list-style-name="L3">
      <style:paragraph-properties fo:text-align="justify" style:justify-single-word="false"/>
      <style:text-properties style:font-name="Garamond" fo:font-size="12pt" officeooo:rsid="001119a7" officeooo:paragraph-rsid="0017e713" style:font-size-asian="12pt" style:font-size-complex="12pt"/>
    </style:style>
    <style:style style:name="P15" style:family="paragraph" style:parent-style-name="Standard">
      <style:paragraph-properties fo:text-align="justify" style:justify-single-word="false"/>
      <style:text-properties style:font-name="Garamond" fo:font-size="12pt" officeooo:rsid="001119a7" officeooo:paragraph-rsid="001967da" style:font-size-asian="12pt" style:font-size-complex="12pt"/>
    </style:style>
    <style:style style:name="P16" style:family="paragraph" style:parent-style-name="Standard">
      <style:paragraph-properties fo:margin-left="1.251cm" fo:margin-right="0cm" fo:text-align="justify" style:justify-single-word="false" fo:text-indent="0cm" style:auto-text-indent="false"/>
      <style:text-properties style:font-name="Garamond" fo:font-size="12pt" officeooo:rsid="001119a7" officeooo:paragraph-rsid="001967da" style:font-size-asian="12pt" style:font-size-complex="12pt"/>
    </style:style>
    <style:style style:name="P17" style:family="paragraph" style:parent-style-name="Standard">
      <style:paragraph-properties fo:text-align="justify" style:justify-single-word="false"/>
      <style:text-properties style:font-name="Garamond" fo:font-size="12pt" style:text-underline-style="solid" style:text-underline-width="auto" style:text-underline-color="font-color" officeooo:rsid="0013824b" officeooo:paragraph-rsid="0013824b" style:font-size-asian="12pt" style:font-size-complex="12pt"/>
    </style:style>
    <style:style style:name="P18" style:family="paragraph" style:parent-style-name="Standard">
      <style:paragraph-properties fo:text-align="justify" style:justify-single-word="false"/>
      <style:text-properties style:font-name="Garamond" fo:font-size="12pt" style:text-underline-style="solid" style:text-underline-width="auto" style:text-underline-color="font-color" officeooo:rsid="001119a7" officeooo:paragraph-rsid="00149c98" style:font-size-asian="12pt" style:font-size-complex="12pt"/>
    </style:style>
    <style:style style:name="P19" style:family="paragraph" style:parent-style-name="Standard">
      <style:paragraph-properties fo:text-align="justify" style:justify-single-word="false"/>
      <style:text-properties style:font-name="Garamond" fo:font-size="12pt" style:text-underline-style="solid" style:text-underline-width="auto" style:text-underline-color="font-color" officeooo:rsid="001119a7" officeooo:paragraph-rsid="001679b1" style:font-size-asian="12pt" style:font-size-complex="12pt"/>
    </style:style>
    <style:style style:name="P20" style:family="paragraph" style:parent-style-name="Standard">
      <style:paragraph-properties fo:text-align="justify" style:justify-single-word="false"/>
      <style:text-properties style:font-name="Garamond" fo:font-size="12pt" style:text-underline-style="solid" style:text-underline-width="auto" style:text-underline-color="font-color" officeooo:rsid="001119a7" officeooo:paragraph-rsid="0017e713" style:font-size-asian="12pt" style:font-size-complex="12pt"/>
    </style:style>
    <style:style style:name="T1" style:family="text">
      <style:text-properties officeooo:rsid="0012040d"/>
    </style:style>
    <style:style style:name="T2" style:family="text">
      <style:text-properties officeooo:rsid="0013824b"/>
    </style:style>
    <style:style style:name="T3" style:family="text">
      <style:text-properties officeooo:rsid="00149c98"/>
    </style:style>
    <style:style style:name="T4" style:family="text">
      <style:text-properties style:text-underline-style="solid" style:text-underline-width="auto" style:text-underline-color="font-color" officeooo:rsid="0013824b"/>
    </style:style>
    <style:style style:name="T5" style:family="text">
      <style:text-properties officeooo:rsid="0017e713"/>
    </style:style>
    <style:style style:name="T6" style:family="text">
      <style:text-properties officeooo:rsid="001ac91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oteiros de Estudos - Palestras FEIG 2025</text:h>
      <text:p text:style-name="P2"/>
      <text:h text:style-name="Heading_20_3" text:outline-level="3">Tema: O CRISTO EM NÓS<text:span text:style-name="T1"> </text:span></text:h>
      <text:p text:style-name="P3"/>
      <text:p text:style-name="P19"><text:span text:style-name="T1">Data</text:span></text:p>
      <text:p text:style-name="P11"/>
      <text:p text:style-name="P12">21/02/25, sexta-feira, às 20h. </text:p>
      <text:p text:style-name="P4"/>
      <text:p text:style-name="P17">Referências literárias</text:p>
      <text:p text:style-name="P3"/>
      <text:list xml:id="list1275734846" text:style-name="L1">
        <text:list-item>
          <text:p text:style-name="P5">Lucas 2: 14 </text:p>
        </text:list-item>
        <text:list-item>
          <text:p text:style-name="P5">Segue-me - Emmanuel <text:span text:style-name="T6">- Cap. 31 - </text:span>Mensagem de Natal </text:p>
        </text:list-item>
        <text:list-item>
          <text:p text:style-name="P5">Segue-me - Emmanu<text:span text:style-name="T6">e</text:span>l <text:span text:style-name="T6">-</text:span> Cap. 32 <text:span text:style-name="T6">- Natal</text:span></text:p>
        </text:list-item>
        <text:list-item>
          <text:p text:style-name="P5">Segue-me – Emmanuel <text:span text:style-name="T6">- Cap. 44 - </text:span>Página do Natal </text:p>
        </text:list-item>
        <text:list-item>
          <text:p text:style-name="P5">Fonte Viva – Cap. 180 </text:p>
        </text:list-item>
        <text:list-item>
          <text:p text:style-name="P5">Lampadário Espírito – Cap. 33 </text:p>
        </text:list-item>
        <text:list-item>
          <text:p text:style-name="P5">Celeiro de Bençãos – Caps. 1 e 59 </text:p>
        </text:list-item>
        <text:list-item>
          <text:p text:style-name="P5">Convite aos Corações – Scheilla – Cap. 60</text:p>
        </text:list-item>
      </text:list>
      <text:p text:style-name="P4"/>
      <text:p text:style-name="P18"><text:span text:style-name="T2">Abordagem do tema</text:span></text:p>
      <text:p text:style-name="P6"/>
      <text:p text:style-name="P7">Tempo de renovação; Novo Ano: Novo Chamado; Perspectivas de um mundo melhor; Co-construtores com Jesus.</text:p>
      <text:p text:style-name="P4"/>
      <text:h text:style-name="Heading_20_3" text:outline-level="3">Tema: MARIA DE NAZARÉ E A DISPOSIÇÃO EM SERVIR</text:h>
      <text:p text:style-name="P4"/>
      <text:p text:style-name="P19">Data </text:p>
      <text:p text:style-name="P11"/>
      <text:p text:style-name="P12">20/05/25, terça-feira, às 20h.</text:p>
      <text:p text:style-name="P6"/>
      <text:p text:style-name="P18"><text:span text:style-name="T3">Referências literárias</text:span></text:p>
      <text:p text:style-name="P6"/>
      <text:list xml:id="list1068156586" text:style-name="L2">
        <text:list-item>
          <text:p text:style-name="P8">Lei do trabalho</text:p>
        </text:list-item>
        <text:list-item>
          <text:p text:style-name="P8">Pensamento e Vida, cap. 21 Dever; cap. 23 Auxilio </text:p>
        </text:list-item>
        <text:list-item>
          <text:p text:style-name="P8">ESSE cap. XVII, 7 </text:p>
        </text:list-item>
        <text:list-item>
          <text:p text:style-name="P8">Vivendo o Evangelho, vol. II, cap. 219 Gratidão a Kardec, por André Luiz </text:p>
        </text:list-item>
        <text:list-item>
          <text:p text:style-name="P8">Vivendo Doutrina dos Espíritos, cap. 362, por André Luiz/ Antônio Baduy Filho </text:p>
        </text:list-item>
        <text:list-item>
          <text:p text:style-name="P8">Religião dos Espíritos, cap. Trabalha Servindo, Emmanuel</text:p>
        </text:list-item>
      </text:list>
      <text:p text:style-name="P4"/>
      <text:p text:style-name="P9"><text:span text:style-name="T4">Abordagem do tema</text:span></text:p>
      <text:p text:style-name="P9"><text:soft-page-break/><text:span text:style-name="T4"/></text:p>
      <text:p text:style-name="P10">Trabalhar e Servir são dimensões diferentes de nossos atos. Explorar nossos condicionamentos ou reflexos de nossa memória ancestral, como os chama Emmanuel, para compreendermos porque ainda temos resistências frente às jornadas de trabalho a que todos estamos constrangidos no plano material. Quando conseguirmos trabalhar servindo, em qualquer situação, teremos dado importante passo em nossa liberdade de escolha. O trabalho voluntário é uma escola para este aprendizado, desde que não seja executado apenas no automatismo do cumprimento de obrigações.</text:p>
      <text:p text:style-name="P4"/>
      <text:h text:style-name="Heading_20_3" text:outline-level="3">Tema: O MANDAMENTO MAIOR</text:h>
      <text:p text:style-name="P4"/>
      <text:p text:style-name="P20">Data</text:p>
      <text:p text:style-name="P13"/>
      <text:p text:style-name="P13">30/12/25, terça-feira, às 20h.</text:p>
      <text:p text:style-name="P4"/>
      <text:p text:style-name="P20"><text:span text:style-name="T5">Referências literárias</text:span></text:p>
      <text:p text:style-name="P13"/>
      <text:list xml:id="list2017296435" text:style-name="L3">
        <text:list-item>
          <text:p text:style-name="P14">Mt 22: 34 a 40 </text:p>
        </text:list-item>
        <text:list-item>
          <text:p text:style-name="P14">ESE – Cap. XI </text:p>
        </text:list-item>
        <text:list-item>
          <text:p text:style-name="P14">Caminho, Verdade e Vida, Cap. 41 </text:p>
        </text:list-item>
        <text:list-item>
          <text:p text:style-name="P14">O evangelho dos Humildes – Eliseu Rigonatti – Pág. 196</text:p>
        </text:list-item>
        <text:list-item>
          <text:p text:style-name="P14">Jesus e o Evangelho à Luz da Psicologia Profunda – Joanna de Ângelis cap. Libertação pelo Amor</text:p>
        </text:list-item>
        <text:list-item>
          <text:p text:style-name="P14">Livro Psicologia do Evangelho – Adenáuer Novais – Cap. 11</text:p>
        </text:list-item>
      </text:list>
      <text:p text:style-name="P4"/>
      <text:p text:style-name="P15"><text:span text:style-name="T4">Abordagem do tema</text:span></text:p>
      <text:p text:style-name="P15"><text:span text:style-name="T4"/></text:p>
      <text:p text:style-name="P16">Ao exemplificar o amor incondicional às criaturas, Jesus nos lega o princípio ético do respeito. O respeito que nos conduz ao aprendizado da compaixão e da misericórdia que Nele eram as insígnias do Amor do PAI por todos, sem distinção de nenhuma naturez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aramond" svg:font-family="Garamond"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2T18:39:01.471748075</meta:creation-date>
    <dc:date>2024-12-02T19:16:46.364018665</dc:date>
    <meta:editing-duration>PT37M43S</meta:editing-duration>
    <meta:editing-cycles>10</meta:editing-cycles>
    <meta:generator>LibreOffice/7.2.2.2$Linux_X86_64 LibreOffice_project/02b2acce88a210515b4a5bb2e46cbfb63fe97d56</meta:generator>
    <meta:document-statistic meta:table-count="0" meta:image-count="0" meta:object-count="0" meta:page-count="2" meta:paragraph-count="39" meta:word-count="356" meta:character-count="2118" meta:non-whitespace-character-count="1793"/>
  </office:meta>
</office:document-meta>
</file>